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5cm"/>
    </style:style>
    <style:style style:name="co2" style:family="table-column">
      <style:table-column-properties fo:break-before="auto" style:column-width="5.826cm"/>
    </style:style>
    <style:style style:name="co3" style:family="table-column">
      <style:table-column-properties fo:break-before="auto" style:column-width="8.278cm"/>
    </style:style>
    <style:style style:name="co4" style:family="table-column">
      <style:table-column-properties fo:break-before="auto" style:column-width="9.065cm"/>
    </style:style>
    <style:style style:name="ro1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 office:value-type="string">
            <text:p>Ais Decoder Help</text:p>
          </table:table-cell>
          <table:table-cell office:value-type="string">
            <text:p>Default.htm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etting Started</text:p>
          </table:table-cell>
          <table:table-cell office:value-type="string">
            <text:p>GettingStarted.htm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Overview</text:p>
          </table:table-cell>
          <table:table-cell office:value-type="string">
            <text:p>Overview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eatures</text:p>
          </table:table-cell>
          <table:table-cell office:value-type="string">
            <text:p>Features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Quick Start</text:p>
          </table:table-cell>
          <table:table-cell office:value-type="string">
            <text:p>QuickStart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Google Earth View of your data</text:p>
          </table:table-cell>
          <table:table-cell office:value-type="string">
            <text:p>GoogleEarthView.htm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hysical Connection</text:p>
          </table:table-cell>
          <table:table-cell office:value-type="string">
            <text:p>PhysicalConnection.htm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Serial Data</text:p>
          </table:table-cell>
          <table:table-cell office:value-type="string">
            <text:p>SerialInput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Network Data</text:p>
          </table:table-cell>
          <table:table-cell office:value-type="string">
            <text:p>NetworkInput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USB Data</text:p>
          </table:table-cell>
          <table:table-cell office:value-type="string">
            <text:p>UsbInput.htm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Functional Description</text:p>
          </table:table-cell>
          <table:table-cell office:value-type="string">
            <text:p>FunctioalDescription.htm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ntrol/Stats Window</text:p>
          </table:table-cell>
          <table:table-cell office:value-type="string">
            <text:p>ControlStatsWindow.htm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Statistics</text:p>
          </table:table-cell>
          <table:table-cell office:value-type="string">
            <text:p>Statistics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Nmea Input Window</text:p>
          </table:table-cell>
          <table:table-cell office:value-type="string">
            <text:p>NmeaWindow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ummary Window</text:p>
          </table:table-cell>
          <table:table-cell office:value-type="string">
            <text:p>SummaryWindow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Detail Window</text:p>
          </table:table-cell>
          <table:table-cell office:value-type="string">
            <text:p>DetailWindow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utput Windows</text:p>
          </table:table-cell>
          <table:table-cell office:value-type="string">
            <text:p>OutputWindows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GIS Button</text:p>
          </table:table-cell>
          <table:table-cell office:value-type="string">
            <text:p>GisWindow.htm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Options Window</text:p>
          </table:table-cell>
          <table:table-cell office:value-type="string">
            <text:p>OptionsWindow.htm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Options - Input</text:p>
          </table:table-cell>
          <table:table-cell office:value-type="string">
            <text:p>OptionsSettings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tions - Log File</text:p>
          </table:table-cell>
          <table:table-cell office:value-type="string">
            <text:p>OptionsLogFile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tions - Input Filter</text:p>
          </table:table-cell>
          <table:table-cell office:value-type="string">
            <text:p>OptionsInputFilter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tions - Output Fields and Tags</text:p>
          </table:table-cell>
          <table:table-cell office:value-type="string">
            <text:p>OptionsOutput FieldsAndTags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tions - Output Tags and Range</text:p>
          </table:table-cell>
          <table:table-cell office:value-type="string">
            <text:p>OptionsOutputTagsAndRange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tions - Scheduler</text:p>
          </table:table-cell>
          <table:table-cell office:value-type="string">
            <text:p>OptionsScheduler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tions - Tags</text:p>
          </table:table-cell>
          <table:table-cell office:value-type="string">
            <text:p>OptionsTags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tions - FTP Server</text:p>
          </table:table-cell>
          <table:table-cell office:value-type="string">
            <text:p>OptionsFtpServer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tions - Output</text:p>
          </table:table-cell>
          <table:table-cell office:value-type="string">
            <text:p>OptionsOutput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tions - All Settings</text:p>
          </table:table-cell>
          <table:table-cell office:value-type="string">
            <text:p>OptionsAllSettings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tions - Other</text:p>
          </table:table-cell>
          <table:table-cell office:value-type="string">
            <text:p>OptionsOther.htm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xample Settings</text:p>
          </table:table-cell>
          <table:table-cell office:value-type="string">
            <text:p>ExampleSettings.htm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Default</text:p>
          </table:table-cell>
          <table:table-cell office:value-type="string">
            <text:p>DefaultSetting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Google Earth</text:p>
          </table:table-cell>
          <table:table-cell office:value-type="string">
            <text:p>GoogleEarthSetting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Google Maps</text:p>
          </table:table-cell>
          <table:table-cell office:value-type="string">
            <text:p>GoogleMapsSetting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SV - All Content</text:p>
          </table:table-cell>
          <table:table-cell office:value-type="string">
            <text:p>CsvSetting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Excel - Using Tags</text:p>
          </table:table-cell>
          <table:table-cell office:value-type="string">
            <text:p>Excel Setting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UDP Tags and Range</text:p>
          </table:table-cell>
          <table:table-cell office:value-type="string">
            <text:p>UdpTagsandRangeSetting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TML - Using Tags</text:p>
          </table:table-cell>
          <table:table-cell office:value-type="string">
            <text:p>HtmlSetting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SPX Using Tags</text:p>
          </table:table-cell>
          <table:table-cell office:value-type="string">
            <text:p>AspxSetting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hipplotter spnmea</text:p>
          </table:table-cell>
          <table:table-cell office:value-type="string">
            <text:p>spnmeaSetting.htm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Output</text:p>
          </table:table-cell>
          <table:table-cell office:value-type="string">
            <text:p>Output.htm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Output Channels</text:p>
          </table:table-cell>
          <table:table-cell office:value-type="string">
            <text:p>OutputMethod.htm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To File</text:p>
          </table:table-cell>
          <table:table-cell office:value-type="string">
            <text:p>OutputToFile.htm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utputOptions.htm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 Network</text:p>
          </table:table-cell>
          <table:table-cell office:value-type="string">
            <text:p>OutputToClientPC.html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>
            <text:p>OutputOptions.htm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 Web Server</text:p>
          </table:table-cell>
          <table:table-cell office:value-type="string">
            <text:p>OutputToWebServer.htm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utput Format</text:p>
          </table:table-cell>
          <table:table-cell office:value-type="string">
            <text:p>OutputFormat.htm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MEA</text:p>
          </table:table-cell>
          <table:table-cell office:value-type="string">
            <text:p>NmeaOutput.htm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SV</text:p>
          </table:table-cell>
          <table:table-cell office:value-type="string">
            <text:p>CsvOutput.htm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HTML</text:p>
          </table:table-cell>
          <table:table-cell office:value-type="string">
            <text:p>HtmlOutput.htm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KML</text:p>
          </table:table-cell>
          <table:table-cell office:value-type="string">
            <text:p>KmlOutput.htm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KMZ</text:p>
          </table:table-cell>
          <table:table-cell office:value-type="string">
            <text:p>KmzOutput.htm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ate &amp;amp; Time</text:p>
          </table:table-cell>
          <table:table-cell office:value-type="string">
            <text:p>OptionsOutputDates.htm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utput Fields</text:p>
          </table:table-cell>
          <table:table-cell office:value-type="string">
            <text:p>SelectingOutputFields.htm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Tagging - Overview</text:p>
          </table:table-cell>
          <table:table-cell office:value-type="string">
            <text:p>TaggingOverview.htm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utputting Tagged Fields</text:p>
          </table:table-cell>
          <table:table-cell office:value-type="string">
            <text:p>OutputtingTaggedFields.htm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reating Tags</text:p>
          </table:table-cell>
          <table:table-cell office:value-type="string">
            <text:p>CreatingTags.htm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Vessel Names</text:p>
          </table:table-cell>
          <table:table-cell office:value-type="string">
            <text:p>VesselNames.htm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leting Tags</text:p>
          </table:table-cell>
          <table:table-cell office:value-type="string">
            <text:p>DeletingTags.htm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utput Template Files</text:p>
          </table:table-cell>
          <table:table-cell office:value-type="string">
            <text:p>OutputTemplateFiles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utput Range Filtering</text:p>
          </table:table-cell>
          <table:table-cell office:value-type="string">
            <text:p>OutputRangeFiltering.htm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Tagged</text:p>
          </table:table-cell>
          <table:table-cell office:value-type="string">
            <text:p>RangeFilteredTagged.htm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NMEA</text:p>
          </table:table-cell>
          <table:table-cell office:value-type="string">
            <text:p>RangeFilteredNmea.htm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cheduling Output</text:p>
          </table:table-cell>
          <table:table-cell office:value-type="string">
            <text:p>SchedulingOutput.htm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iscellaneous</text:p>
          </table:table-cell>
          <table:table-cell office:value-type="string">
            <text:p>Miscellaneous.htm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NMEA GPS Sentences</text:p>
          </table:table-cell>
          <table:table-cell office:value-type="string">
            <text:p>NmeaGps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rt Up Command Options</text:p>
          </table:table-cell>
          <table:table-cell office:value-type="string">
            <text:p>Command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User Profiles</text:p>
          </table:table-cell>
          <table:table-cell office:value-type="string">
            <text:p>UserProfiles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inary Messages</text:p>
          </table:table-cell>
          <table:table-cell office:value-type="string">
            <text:p>BinaryMessages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haracter Encoding</text:p>
          </table:table-cell>
          <table:table-cell office:value-type="string">
            <text:p>CharacterEncoding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onfiguring Google Earth</text:p>
          </table:table-cell>
          <table:table-cell office:value-type="string">
            <text:p>GoogleEarthConfiguring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iles and Directories</text:p>
          </table:table-cell>
          <table:table-cell office:value-type="string">
            <text:p>FilesandDirectories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ange from MyShip</text:p>
          </table:table-cell>
          <table:table-cell office:value-type="string">
            <text:p>RangeFromMyShip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helling Scripts</text:p>
          </table:table-cell>
          <table:table-cell office:value-type="string">
            <text:p>ShellOnFileClose.htm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lossary</text:p>
          </table:table-cell>
          <table:table-cell office:value-type="string">
            <text:p>Glossary.html</text:p>
          </table:table-cell>
          <table:table-cell table:number-columns-repeated="1021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style:scale-to="7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4/02/2017</text:date>, <text:time>14:1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4T14:17:49.85</dc:date>
    <dc:creator>Neal Arundale</dc:creator>
    <meta:generator>OpenOffice/4.1.1$Win32 OpenOffice.org_project/411m6$Build-9775</meta:generator>
    <meta:editing-duration>PT45M2S</meta:editing-duration>
    <meta:editing-cycles>1</meta:editing-cycles>
    <meta:document-statistic meta:table-count="1" meta:cell-count="150" meta:object-count="0"/>
  </office:meta>
</office:document-meta>
</file>